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de Review Meeting Notes</text:p>
      <text:p text:style-name="Standard"/>
      <text:p text:style-name="Standard">Date: September 18, 2023</text:p>
      <text:p text:style-name="Standard">Time: 2:30 PM - 3:15 PM</text:p>
      <text:p text:style-name="Standard">Location: Break Room</text:p>
      <text:p text:style-name="Standard"/>
      <text:p text:style-name="Standard">Attendees:</text:p>
      <text:p text:style-name="Standard"/>
      <text:p text:style-name="Standard">Emily (Senior Dev): (Sighs) Let's just get this over with.</text:p>
      <text:p text:style-name="Standard">You (Junior Dev): Yeah, okay.</text:p>
      <text:p text:style-name="Standard">Emily: So, your data transfer task. It's a mess, honestly.</text:p>
      <text:p text:style-name="Standard"/>
      <text:p text:style-name="Standard">You: I know, Emily. It's not good.</text:p>
      <text:p text:style-name="Standard"/>
      <text:p text:style-name="Standard">Emily: Not good? It's terrible. I don't know what you were thinking.</text:p>
      <text:p text:style-name="Standard"/>
      <text:p text:style-name="Standard">You: Sorry, I messed up.</text:p>
      <text:p text:style-name="Standard"/>
      <text:p text:style-name="Standard">Emily: Hard-coded values everywhere. Seriously? That's like Dev 101 stuff.</text:p>
      <text:p text:style-name="Standard"/>
      <text:p text:style-name="Standard">You: I'll fix it, alright?</text:p>
      <text:p text:style-name="Standard"/>
      <text:p text:style-name="Standard">Emily: Error handling is a joke. If this crashes, we're screwed.</text:p>
      <text:p text:style-name="Standard"/>
      <text:p text:style-name="Standard">You: Yeah, I didn't think it through. I'll add some error handling.</text:p>
      <text:p text:style-name="Standard"/>
      <text:p text:style-name="Standard">Emily: The lack of documentation is infuriating. Do you want to be the only person who understands this garbage?</text:p>
      <text:p text:style-name="Standard"/>
      <text:p text:style-name="Standard">You: I'll comment everything, okay?</text:p>
      <text:p text:style-name="Standard"/>
      <text:p text:style-name="Standard">Emily: And this code is slower than a snail on tranquilizers. It's embarrassing.</text:p>
      <text:p text:style-name="Standard"/>
      <text:p text:style-name="Standard">You: I'll look into speeding it up.</text:p>
      <text:p text:style-name="Standard"/>
      <text:p text:style-name="Standard">Emily: Look, I don't have time for this. You need to step up your game, fast. You're making the whole team look bad.</text:p>
      <text:p text:style-name="Standard"/>
      <text:p text:style-name="Standard">You: I get it, Emily. I messed up big time.</text:p>
      <text:p text:style-name="Standard"/>
      <text:p text:style-name="Standard">Emily: Messed up? You're lucky I'm even bothering with this. Just fix it, and don't make these rookie mistakes again.</text:p>
      <text:p text:style-name="Standard"/>
      <text:p text:style-name="Standard">You: I won't, Emily. I'll make it right.</text:p>
      <text:p text:style-name="Standard"/>
      <text:p text:style-name="Standard">Emily: You better. This is your last chance.</text:p>
      <text:p text:style-name="Standard"/>
      <text:p text:style-name="Standard">You: Thanks for being honest, Emily.</text:p>
      <text:p text:style-name="Standard"/>
      <text:p text:style-name="Standard">Emily: Yeah, well, honesty is the only thing we've got now. Get to work.</text:p>
      <text:p text:style-name="Standard"><text:soft-page-break/></text:p>
      <text:p text:style-name="Standard">You: I will, Emily. I'll get this sorted out.</text:p>
      <text:p text:style-name="Standard"/>
      <text:p text:style-name="Standard">Emily: (Walks away) You bett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2:12:31.148000000</meta:creation-date>
    <dc:date>2023-09-18T12:12:36.539000000</dc:date>
    <meta:editing-duration>PT5S</meta:editing-duration>
    <meta:editing-cycles>1</meta:editing-cycles>
    <meta:document-statistic meta:table-count="0" meta:image-count="0" meta:object-count="0" meta:page-count="2" meta:paragraph-count="28" meta:word-count="252" meta:character-count="1410" meta:non-whitespace-character-count="1186"/>
    <meta:generator>LibreOffice/7.6.1.2$Windows_X86_64 LibreOffice_project/f5defcebd022c5bc36bbb79be232cb6926d8f674</meta:generator>
  </office:meta>
</office:document-meta>
</file>